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1.361in"/>
    </style:style>
    <style:style style:name="co2" style:family="table-column">
      <style:table-column-properties fo:break-before="auto" style:column-width="1.4154in"/>
    </style:style>
    <style:style style:name="co3" style:family="table-column">
      <style:table-column-properties fo:break-before="auto" style:column-width="1.2972in"/>
    </style:style>
    <style:style style:name="co4" style:family="table-column">
      <style:table-column-properties fo:break-before="auto" style:column-width="0.889in"/>
    </style:style>
    <style:style style:name="co5" style:family="table-column">
      <style:table-column-properties fo:break-before="auto" style:column-width="1.4362in"/>
    </style:style>
    <style:style style:name="co6" style:family="table-column">
      <style:table-column-properties fo:break-before="auto" style:column-width="1.2429in"/>
    </style:style>
    <style:style style:name="co7" style:family="table-column">
      <style:table-column-properties fo:break-before="auto" style:column-width="2.348in"/>
    </style:style>
    <style:style style:name="co8" style:family="table-column">
      <style:table-column-properties fo:break-before="auto" style:column-width="2.3047in"/>
    </style:style>
    <style:style style:name="co9" style:family="table-column">
      <style:table-column-properties fo:break-before="auto" style:column-width="3.1839in"/>
    </style:style>
    <style:style style:name="co10" style:family="table-column">
      <style:table-column-properties fo:break-before="auto" style:column-width="2.3909in"/>
    </style:style>
    <style:style style:name="co11" style:family="table-column">
      <style:table-column-properties fo:break-before="auto" style:column-width="2.1118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normal" style:font-weight-asian="normal" style:font-weight-complex="normal"/>
    </style:style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table:number-columns-repeated="2"/>
          <table:table-cell office:value-type="string" calcext:value-type="string">
            <text:p>-0.021732; -0.084943; -0.0587</text:p>
          </table:table-cell>
          <table:table-cell table:number-columns-repeated="2"/>
          <table:table-cell office:value-type="string" calcext:value-type="string">
            <text:p>-0.47432; 0.54545; -0.5271; -0.4468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<text:s/>x: 0.08, y: -0.44, z: 0.28, rotx: -0.08, roty: 0.73, rotz: -0.67, rotw: 0.05</text:p>
          </table:table-cell>
          <table:table-cell office:value-type="string" calcext:value-type="string">
            <text:p>x: 0.08, y: -0.45, z: 0.37, rotx: -0.08, roty: 0.73, rotz: -0.67, rotw: 0.05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<text:s/>x: 0.09, y: -0.42, z: 0.28, rotx: 0.11, roty: 0.72, rotz: -0.67, rotw: -0.13</text:p>
          </table:table-cell>
          <table:table-cell office:value-type="string" calcext:value-type="string">
            <text:p>x: 0.08, y: -0.44, z: 0.38, rotx: 0.11, roty: 0.72, rotz: -0.67, rotw: -0.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: 0.06, y: -0.45, z: 0.29, rotx: -0.25, roty: 0.74, rotz: -0.58, rotw: 0.22</text:p>
          </table:table-cell>
          <table:table-cell office:value-type="string" calcext:value-type="string">
            <text:p><text:s/>x: 0.08, y: -0.47, z: 0.38, rotx: -0.25, roty: 0.74, rotz: -0.58, rotw: 0.22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: 0.08, y: -0.44, z: 0.28, rotx: 0.00, roty: 0.00, rotz: 0.00, rotw: 1.00</text:p>
          </table:table-cell>
          <table:table-cell office:value-type="string" calcext:value-type="string">
            <text:p>x: 0.08, y: -0.45, z: 0.38, rotx: 0.00, roty: 0.00, rotz: 0.00, rotw: 1.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Target: { x: 0.000000, y: 0.120000, z: 0.350000, ow: 0.000000, ox: -0.000000, oy: -0.707107, oz: 0.707107 }</text:p>
          </table:table-cell>
          <table:table-cell office:value-type="string" calcext:value-type="string">
            <text:p><text:s/>Reached pose: { x: 0.004240, y: 0.123425, z: 0.339625, ow: 0.007660, ox: -0.007540, oy: 0.716969, oz: -0.697023 }</text:p>
          </table:table-cell>
          <table:table-cell table:number-columns-repeated="6"/>
          <table:table-cell office:value-type="string" calcext:value-type="string">
            <text:p>1cm to the right</text:p>
          </table:table-cell>
          <table:table-cell office:value-type="string" calcext:value-type="string">
            <text:p>4cm behind</text:p>
          </table:table-cell>
          <table:table-cell office:value-type="string" calcext:value-type="string">
            <text:p>8cm below</text:p>
          </table:table-cell>
        </table:table-row>
        <table:table-row table:style-name="ro1">
          <table:table-cell office:value-type="string" calcext:value-type="string">
            <text:p>Target: { x: 0.059626, y: 0.104138, z: 0.350000, ow: 0.181783, ox: -0.181783, oy: -0.683341, oz: 0.683341 }</text:p>
          </table:table-cell>
          <table:table-cell office:value-type="string" calcext:value-type="string">
            <text:p>Reached pose: { x: 0.064398, y: 0.105311, z: 0.339797, ow: 0.170073, ox: -0.175078, oy: -0.694816, oz: 0.67650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get: { x: -0.059626, y: 0.104138, z: 0.350000, ow: -0.181783, ox: 0.181783, oy: -0.683341, oz: 0.683341 }</text:p>
          </table:table-cell>
          <table:table-cell office:value-type="string" calcext:value-type="string">
            <text:p>Reached pose: { x: -0.057655, y: 0.108840, z: 0.343557, ow: 0.187054, ox: -0.182228, oy: 0.683117, oz: -0.682022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get: { x: 0.082889, y: -0.404598, z: 0.376719, ow: 0.000000, ox: -0.000000, oy: -0.707107, oz: 0.707107 }</text:p>
          </table:table-cell>
          <table:table-cell office:value-type="string" calcext:value-type="string">
            <text:p>Reached pose: { x: 0.080536, y: -0.407256, z: 0.362595, ow: 0.027820, ox: 0.052300, oy: 0.730005, oz: -0.680870 }</text:p>
          </table:table-cell>
          <table:table-cell table:number-columns-repeated="9"/>
        </table:table-row>
      </table:table>
      <table:table table:name="Sheet2" table:style-name="ta1">
        <table:table-column table:style-name="co1" table:number-columns-repeated="3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0.47432; 0.54545; -0.5271; -0.4468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: 0.14, y: -0.41, z: 0.29, rotx: -0.06, roty: 0.74, rotz: -0.67, rotw: 0.04</text:p>
          </table:table-cell>
          <table:table-cell office:value-type="string" calcext:value-type="string">
            <text:p>x: 0.14, y: -0.43, z: 0.38, rotx: -0.06, roty: 0.74, rotz: -0.67, rotw: 0.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!</text:p>
          </table:table-cell>
          <table:table-cell table:number-columns-repeated="10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Target: { x: 0.000000, y: 0.120000, z: 0.350000, ow: 0.000000, ox: -0.000000, oy: -0.707107, oz: 0.707107 }</text:p>
          </table:table-cell>
          <table:table-cell office:value-type="string" calcext:value-type="string">
            <text:p>Reached pose: { x: -0.002039, y: 0.122388, z: 0.344064, ow: 0.017549, ox: 0.027194, oy: 0.709570, oz: -0.703891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get: { x: 0.059626, y: 0.104138, z: 0.350000, ow: 0.181783, ox: -0.181783, oy: -0.683341, oz: 0.683341 }</text:p>
          </table:table-cell>
          <table:table-cell office:value-type="string" calcext:value-type="string">
            <text:p>Reached pose: { x: 0.057412, y: 0.108919, z: 0.343272, ow: 0.195130, ox: -0.171402, oy: -0.686267, oz: 0.679399 }</text:p>
          </table:table-cell>
          <table:table-cell table:number-columns-repeated="9"/>
        </table:table-row>
      </table:table>
      <table:table table:name="Sheet3" table:style-name="ta1">
        <table:table-column table:style-name="co7" table:default-cell-style-name="Default"/>
        <table:table-column table:style-name="co8" table:default-cell-style-name="Default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0.47432; 0.54545; -0.5271; -0.4468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: 0.07, y: -0.44, z: 0.28, rotx: -0.06, roty: 0.74, rotz: -0.67, rotw: 0.03</text:p>
          </table:table-cell>
          <table:table-cell office:value-type="string" calcext:value-type="string">
            <text:p>x: 0.08, y: -0.45, z: 0.37, rotx: -0.06, roty: 0.74, rotz: -0.67, rotw: 0.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: 0.09, y: -0.44, z: 0.29, rotx: 0.13, roty: 0.73, rotz: -0.66, rotw: -0.14</text:p>
          </table:table-cell>
          <table:table-cell office:value-type="string" calcext:value-type="string">
            <text:p>x: 0.09, y: -0.45, z: 0.39, rotx: 0.13, roty: 0.73, rotz: -0.66, rotw: -0.1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x: 0.07, y: -0.43, z: 0.28, rotx: -0.24, roty: 0.72, rotz: -0.62, rotw: 0.20</text:p>
          </table:table-cell>
          <table:table-cell office:value-type="string" calcext:value-type="string">
            <text:p>x: 0.08, y: -0.45, z: 0.37, rotx: -0.24, roty: 0.72, rotz: -0.62, rotw: 0.2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x: 0.08, y: -0.44, z: 0.28, rotx: 0.00, roty: 0.00, rotz: 0.00, rotw: 1.00</text:p>
          </table:table-cell>
          <table:table-cell office:value-type="string" calcext:value-type="string">
            <text:p>x: 0.08, y: -0.45, z: 0.38, rotx: 0.00, roty: 0.00, rotz: 0.00, rotw: 1.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table:number-columns-repeated="2"/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Target: { x: 0.000000, y: 0.120000, z: 0.350000, ow: 0.000000, ox: -0.000000, oy: -0.707107, oz: 0.707107 }</text:p>
          </table:table-cell>
          <table:table-cell office:value-type="string" calcext:value-type="string">
            <text:p>Reached pose: { x: -0.003258, y: 0.123766, z: 0.342053, ow: 0.001920, ox: -0.018212, oy: -0.710144, oz: 0.703819 }</text:p>
          </table:table-cell>
          <table:table-cell table:number-columns-repeated="6"/>
          <table:table-cell office:value-type="string" calcext:value-type="string">
            <text:p>7cm left</text:p>
          </table:table-cell>
          <table:table-cell office:value-type="string" calcext:value-type="string">
            <text:p>6cm behind</text:p>
          </table:table-cell>
          <table:table-cell office:value-type="string" calcext:value-type="string">
            <text:p>3cm below</text:p>
          </table:table-cell>
        </table:table-row>
        <table:table-row table:style-name="ro1">
          <table:table-cell office:value-type="string" calcext:value-type="string">
            <text:p>Target: { x: 0.059626, y: 0.104138, z: 0.350000, ow: 0.181783, ox: -0.181783, oy: -0.683341, oz: 0.683341 }</text:p>
          </table:table-cell>
          <table:table-cell office:value-type="string" calcext:value-type="string">
            <text:p>Reached pose: { x: 0.057151, y: 0.109578, z: 0.342322, ow: 0.190743, ox: -0.182792, oy: -0.684910, oz: 0.679045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get: { x: -0.059626, y: 0.104138, z: 0.350000, ow: -0.181783, ox: 0.181783, oy: -0.683341, oz: 0.683341 }</text:p>
          </table:table-cell>
          <table:table-cell office:value-type="string" calcext:value-type="string">
            <text:p>Reached pose: { x: -0.064254, y: 0.106299, z: 0.342829, ow: 0.178060, ox: -0.160665, oy: 0.690565, oz: -0.682350 }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Target: { x: 0.083414, y: -0.402096, z: 0.377954, ow: 0.000000, ox: -0.000000, oy: -0.707107, oz: 0.707107 }</text:p>
          </table:table-cell>
          <table:table-cell office:value-type="string" calcext:value-type="string">
            <text:p>Reached pose: { x: 0.087052, y: -0.404362, z: 0.367335, ow: 0.003142, ox: -0.015632, oy: 0.724849, oz: -0.688723 }</text:p>
          </table:table-cell>
          <table:table-cell table:number-columns-repeated="9"/>
        </table:table-row>
        <table:table-row table:style-name="ro1">
          <table:table-cell table:number-columns-repeated="5"/>
          <table:table-cell office:value-type="string" calcext:value-type="string">
            <text:p>0.08733; -0.40445; 0.36703</text:p>
          </table:table-cell>
          <table:table-cell office:value-type="string" calcext:value-type="string">
            <text:p>-0.01561; 0.72533; -0.68822; 0.0023154</text:p>
          </table:table-cell>
          <table:table-cell table:number-columns-repeated="4"/>
        </table:table-row>
      </table:table>
      <table:table table:name="Sheet4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table:number-columns-repeated="5"/>
          <table:table-cell office:value-type="string" calcext:value-type="string">
            <text:p>-0.47432; 0.54545; -0.5271; -0.44684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-0.015 -0.445 0.274 -0.050 0.771 -0.635 0.013</text:p>
          </table:table-cell>
          <table:table-cell office:value-type="string" calcext:value-type="string">
            <text:p>-0.008 -0.471 0.366 -0.050 0.771 -0.635 0.01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0.003 -0.430 0.288 0.150 0.745 -0.633 -0.147</text:p>
          </table:table-cell>
          <table:table-cell office:value-type="string" calcext:value-type="string">
            <text:p>-0.010 -0.452 0.380 0.150 0.745 -0.633 -0.14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Fail!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0.000 0.120 0.350 -0.000 -0.707 0.707 0.000</text:p>
          </table:table-cell>
          <table:table-cell office:value-type="string" calcext:value-type="string">
            <text:p>-0.007 0.123 0.350 -0.024 -0.694 0.720 0.019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060 0.104 0.350 -0.182 -0.683 0.683 0.182</text:p>
          </table:table-cell>
          <table:table-cell office:value-type="string" calcext:value-type="string">
            <text:p>0.055 0.111 0.349 -0.200 -0.663 0.693 0.202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0.060 0.104 0.350 0.182 -0.683 0.683 -0.182</text:p>
          </table:table-cell>
          <table:table-cell office:value-type="string" calcext:value-type="string">
            <text:p>-0.067 0.104 0.349 -0.151 0.675 -0.702 0.167</text:p>
          </table:table-cell>
          <table:table-cell table:number-columns-repeated="9"/>
        </table:table-row>
      </table:table>
      <table:table table:name="Sheet5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Bad calibration (camera too far behind)</text:p>
          </table:table-cell>
          <table:table-cell/>
        </table:table-row>
        <table:table-row table:style-name="ro1">
          <table:table-cell office:value-type="string" calcext:value-type="string">
            <text:p>-0.057625; -0.080941; -0.071756</text:p>
          </table:table-cell>
          <table:table-cell office:value-type="string" calcext:value-type="string">
            <text:p>0.4435; -0.51852; 0.52986; 0.50367</text:p>
          </table:table-cell>
        </table:table-row>
      </table:table>
      <table:table table:name="Sheet6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till too behind)</text:p>
          </table:table-cell>
          <table:table-cell/>
          <table:table-cell office:value-type="string" calcext:value-type="string">
            <text:p>-0.049223; -0.052754; -0.057116</text:p>
          </table:table-cell>
          <table:table-cell table:number-columns-repeated="2"/>
          <table:table-cell office:value-type="string" calcext:value-type="string">
            <text:p>0.45376; -0.52645; 0.52978; 0.4861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</table:table>
      <table:table table:name="Sheet7" table:style-name="ta1">
        <table:table-column table:style-name="co9" table:default-cell-style-name="Default"/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3" table:default-cell-style-name="Default"/>
        <table:table-column table:style-name="co2" table:default-cell-style-name="Default"/>
        <table:table-column table:style-name="co5" table:default-cell-style-name="Default"/>
        <table:table-column table:style-name="co6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till too behind)</text:p>
          </table:table-cell>
          <table:table-cell/>
          <table:table-cell office:value-type="string" calcext:value-type="string">
            <text:p>-0.049223; -0.052754; -0.057116</text:p>
          </table:table-cell>
          <table:table-cell table:number-columns-repeated="2"/>
          <table:table-cell office:value-type="string" calcext:value-type="string">
            <text:p>0.45376; -0.52645; 0.52978; 0.4861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(still too behind)</text:p>
          </table:table-cell>
          <table:table-cell/>
          <table:table-cell office:value-type="string" calcext:value-type="string">
            <text:p>-0.054; -0.061; -0.056</text:p>
          </table:table-cell>
          <table:table-cell table:number-columns-repeated="8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 table:number-rows-repeated="5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</table:table>
      <table:table table:name="Sheet8" table:style-name="ta1">
        <table:table-column table:style-name="co4" table:number-columns-repeated="2" table:default-cell-style-name="Default"/>
        <table:table-row table:style-name="ro1">
          <table:table-cell office:value-type="string" calcext:value-type="string">
            <text:p>-0.022659; -0.07861; -0.052672</text:p>
          </table:table-cell>
          <table:table-cell office:value-type="string" calcext:value-type="string">
            <text:p>0.40814; -0.49164; 0.58611; 0.49819</text:p>
          </table:table-cell>
        </table:table-row>
      </table:table>
      <table:table table:name="Sheet9" table:style-name="ta1">
        <table:table-column table:style-name="co4" table:number-columns-repeated="11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till too behind)</text:p>
          </table:table-cell>
          <table:table-cell/>
          <table:table-cell office:value-type="string" calcext:value-type="string">
            <text:p>-0.043388; -0.056168; -0.056619</text:p>
          </table:table-cell>
          <table:table-cell table:number-columns-repeated="2"/>
          <table:table-cell table:style-name="ce1" office:value-type="string" calcext:value-type="string">
            <text:p>0.39797; -0.50476; 0.59721; 0.4797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075 -0.525 0.194 -0.064 0.718 -0.685 0.104</text:p>
          </table:table-cell>
          <table:table-cell office:value-type="string" calcext:value-type="string">
            <text:p>0.072 -0.538 0.288 -0.064 0.718 -0.685 0.104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033 -0.472 0.035 0.591 0.642 -0.302 0.383</text:p>
          </table:table-cell>
          <table:table-cell office:value-type="string" calcext:value-type="string">
            <text:p>-0.061 -0.490 0.025 0.591 0.642 -0.302 0.383</text:p>
          </table:table-cell>
          <table:table-cell office:value-type="string" calcext:value-type="string">
            <text:p>WRONG!!!</text:p>
          </table:table-cell>
          <table:table-cell table:number-columns-repeated="8"/>
        </table:table-row>
        <table:table-row table:style-name="ro1">
          <table:table-cell office:value-type="string" calcext:value-type="string">
            <text:p>FAIL!</text:p>
          </table:table-cell>
          <table:table-cell table:number-columns-repeated="10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 table:number-rows-repeated="3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0.000 0.120 0.350 -0.000 -0.707 0.707 0.000</text:p>
          </table:table-cell>
          <table:table-cell office:value-type="string" calcext:value-type="string">
            <text:p>0.004 0.124 0.342 -0.006 0.713 -0.701 0.00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060 0.104 0.350 -0.182 -0.683 0.683 0.182</text:p>
          </table:table-cell>
          <table:table-cell office:value-type="string" calcext:value-type="string">
            <text:p>0.065 0.106 0.341 -0.175 -0.692 0.680 0.1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0.060 0.104 0.350 0.182 -0.683 0.683 -0.182</text:p>
          </table:table-cell>
          <table:table-cell office:value-type="string" calcext:value-type="string">
            <text:p>-0.058 0.109 0.344 -0.181 0.683 -0.683 0.186</text:p>
          </table:table-cell>
          <table:table-cell table:number-columns-repeated="9"/>
        </table:table-row>
      </table:table>
      <table:table table:name="Sheet10" table:style-name="ta1">
        <table:table-column table:style-name="co10" table:default-cell-style-name="Default"/>
        <table:table-column table:style-name="co11" table:default-cell-style-name="Default"/>
        <table:table-column table:style-name="co4" table:number-columns-repeated="9" table:default-cell-style-name="Default"/>
        <table:table-row table:style-name="ro1">
          <table:table-cell table:number-columns-repeated="2"/>
          <table:table-cell office:value-type="string" calcext:value-type="string">
            <text:p>Calibration x</text:p>
          </table:table-cell>
          <table:table-cell office:value-type="string" calcext:value-type="string">
            <text:p>Calibration y</text:p>
          </table:table-cell>
          <table:table-cell office:value-type="string" calcext:value-type="string">
            <text:p>calibration z</text:p>
          </table:table-cell>
          <table:table-cell office:value-type="string" calcext:value-type="string">
            <text:p>calibration rx</text:p>
          </table:table-cell>
          <table:table-cell office:value-type="string" calcext:value-type="string">
            <text:p>calibration ry</text:p>
          </table:table-cell>
          <table:table-cell office:value-type="string" calcext:value-type="string">
            <text:p>calibration rz</text:p>
          </table:table-cell>
          <table:table-cell office:value-type="string" calcext:value-type="string">
            <text:p>calibration r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(still too behind)</text:p>
          </table:table-cell>
          <table:table-cell/>
          <table:table-cell office:value-type="string" calcext:value-type="string">
            <text:p>-0.043388; -0.056168; -0.056619</text:p>
          </table:table-cell>
          <table:table-cell table:number-columns-repeated="2"/>
          <table:table-cell table:style-name="ce1" office:value-type="string" calcext:value-type="string">
            <text:p>0.39797; -0.50476; 0.59721; 0.47977</text:p>
          </table:table-cell>
          <table:table-cell table:number-columns-repeated="5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bottle</text:p>
          </table:table-cell>
          <table:table-cell office:value-type="string" calcext:value-type="string">
            <text:p>bottle_cap</text:p>
          </table:table-cell>
          <table:table-cell office:value-type="string" calcext:value-type="string">
            <text:p>bottle cap x</text:p>
          </table:table-cell>
          <table:table-cell office:value-type="string" calcext:value-type="string">
            <text:p>bottle cap y</text:p>
          </table:table-cell>
          <table:table-cell office:value-type="string" calcext:value-type="string">
            <text:p>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84 -0.498 0.189 -0.074 0.726 -0.676 0.103</text:p>
          </table:table-cell>
          <table:table-cell office:value-type="string" calcext:value-type="string">
            <text:p>0.183 -0.513 0.283 -0.074 0.726 -0.676 0.103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84 -0.500 0.202 0.114 0.706 -0.695 -0.071</text:p>
          </table:table-cell>
          <table:table-cell office:value-type="string" calcext:value-type="string">
            <text:p>0.176 -0.509 0.297 0.114 0.706 -0.695 -0.071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69 -0.489 0.169 -0.253 0.694 -0.619 0.267</text:p>
          </table:table-cell>
          <table:table-cell office:value-type="string" calcext:value-type="string">
            <text:p>0.176 -0.505 0.263 -0.253 0.694 -0.619 0.267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average bottle pose</text:p>
          </table:table-cell>
          <table:table-cell office:value-type="string" calcext:value-type="string">
            <text:p>average cap pose</text:p>
          </table:table-cell>
          <table:table-cell office:value-type="string" calcext:value-type="string">
            <text:p>avg bottle cap x</text:p>
          </table:table-cell>
          <table:table-cell office:value-type="string" calcext:value-type="string">
            <text:p>avg bottle cap y</text:p>
          </table:table-cell>
          <table:table-cell office:value-type="string" calcext:value-type="string">
            <text:p>avg bottle cap z</text:p>
          </table:table-cell>
          <table:table-cell table:number-columns-repeated="6"/>
        </table:table-row>
        <table:table-row table:style-name="ro1">
          <table:table-cell office:value-type="string" calcext:value-type="string">
            <text:p>0.179 -0.496 0.187 0.000 0.000 0.000 1.000</text:p>
          </table:table-cell>
          <table:table-cell office:value-type="string" calcext:value-type="string">
            <text:p>0.178 -0.509 0.281 0.000 0.000 0.000 1.000</text:p>
          </table:table-cell>
          <table:table-cell table:number-columns-repeated="9"/>
        </table:table-row>
        <table:table-row table:style-name="ro1" table:number-rows-repeated="2">
          <table:table-cell table:number-columns-repeated="11"/>
        </table:table-row>
        <table:table-row table:style-name="ro1">
          <table:table-cell office:value-type="string" calcext:value-type="string">
            <text:p>Target</text:p>
          </table:table-cell>
          <table:table-cell office:value-type="string" calcext:value-type="string">
            <text:p>Reached</text:p>
          </table:table-cell>
          <table:table-cell office:value-type="string" calcext:value-type="string">
            <text:p>desired arm pose x</text:p>
          </table:table-cell>
          <table:table-cell office:value-type="string" calcext:value-type="string">
            <text:p>desired arm pose y</text:p>
          </table:table-cell>
          <table:table-cell office:value-type="string" calcext:value-type="string">
            <text:p>desired arm pose z</text:p>
          </table:table-cell>
          <table:table-cell office:value-type="string" calcext:value-type="string">
            <text:p>arm pose x</text:p>
          </table:table-cell>
          <table:table-cell office:value-type="string" calcext:value-type="string">
            <text:p>arm pose y</text:p>
          </table:table-cell>
          <table:table-cell office:value-type="string" calcext:value-type="string">
            <text:p>arm pose z</text:p>
          </table:table-cell>
          <table:table-cell office:value-type="string" calcext:value-type="string">
            <text:p>Bottle-arm error x</text:p>
          </table:table-cell>
          <table:table-cell office:value-type="string" calcext:value-type="string">
            <text:p>Bottle-arm error y</text:p>
          </table:table-cell>
          <table:table-cell office:value-type="string" calcext:value-type="string">
            <text:p>Bottle-arm error z</text:p>
          </table:table-cell>
        </table:table-row>
        <table:table-row table:style-name="ro1">
          <table:table-cell office:value-type="string" calcext:value-type="string">
            <text:p>0.000 0.120 0.350 -0.000 -0.707 0.707 0.000</text:p>
          </table:table-cell>
          <table:table-cell office:value-type="string" calcext:value-type="string">
            <text:p>0.004 0.124 0.343 -0.013 0.709 -0.705 0.008</text:p>
          </table:table-cell>
          <table:table-cell table:number-columns-repeated="6"/>
          <table:table-cell office:value-type="string" calcext:value-type="string">
            <text:p>3cm to the left</text:p>
          </table:table-cell>
          <table:table-cell office:value-type="string" calcext:value-type="string">
            <text:p>5.5cm too behind</text:p>
          </table:table-cell>
          <table:table-cell office:value-type="string" calcext:value-type="string">
            <text:p>8cm too low</text:p>
          </table:table-cell>
        </table:table-row>
        <table:table-row table:style-name="ro1">
          <table:table-cell office:value-type="string" calcext:value-type="string">
            <text:p>0.060 0.104 0.350 -0.182 -0.683 0.683 0.182</text:p>
          </table:table-cell>
          <table:table-cell office:value-type="string" calcext:value-type="string">
            <text:p>0.064 0.107 0.343 -0.172 -0.686 0.687 0.167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-0.060 0.104 0.350 0.182 -0.683 0.683 -0.182</text:p>
          </table:table-cell>
          <table:table-cell office:value-type="string" calcext:value-type="string">
            <text:p>-0.058 0.108 0.345 -0.182 0.680 -0.685 0.190</text:p>
          </table:table-cell>
          <table:table-cell table:number-columns-repeated="9"/>
        </table:table-row>
        <table:table-row table:style-name="ro1">
          <table:table-cell office:value-type="string" calcext:value-type="string">
            <text:p>0.178 -0.459 0.281 -0.000 -0.707 0.707 0.000</text:p>
          </table:table-cell>
          <table:table-cell office:value-type="string" calcext:value-type="string">
            <text:p>0.184 -0.461 0.259 0.012 -0.724 0.689 0.003</text:p>
          </table:table-cell>
          <table:table-cell table:number-columns-repeated="9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4-20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4-20T17:46:28.864556172</meta:creation-date>
    <dc:date>2016-04-20T20:11:12.011496471</dc:date>
    <meta:editing-duration>PT2H22M4S</meta:editing-duration>
    <meta:editing-cycles>17</meta:editing-cycles>
    <meta:generator>LibreOffice/4.2.8.2$Linux_X86_64 LibreOffice_project/420m0$Build-2</meta:generator>
    <meta:document-statistic meta:table-count="10" meta:cell-count="331" meta:object-count="0"/>
  </office:meta>
</office:document-meta>
</file>